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tentHandlerDelegate.emitAddress( String nodeName , Address addr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ContentHandlerDelegate.startElement( String node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rshalFolderToSAX( Folder f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ntentHandlerDelegate.marshalMessageToSAX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ntHandlerDelegate.startDocumentXM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contentToSAX( ContentHandler contentHandler , Part par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essageXMLizer.MessageXMLize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XMLizer.FolderXMLizer( Folder [ ] f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g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addAttribute( String nodeName ,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ilContentHandlerDelegate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Element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nvelopeXMLizer.MessageEnvelopeXMLize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tentHandlerDelegate.marshalPartToSAX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nvelopeXMLizer.g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XM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ntHandlerDelegate.marshalFolderToSAX( Folder [ ] fol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tentHandlerDelegate.getSimpl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startDocumentInternal( boolean emitStart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tentHandlerDelegate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XMLizer.FolderXMLiz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partToSAX( ContentHandler contentHandler , Part part , int 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MessageEnvelopeXMLizer.MessageEnvelopeXMLizer( Message [ ]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rshalMessageEnvelopeToSAX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lderXMLizer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tentHandlerDelegate.emitDate( String nodeName , Date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EnvelopeXMLizer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nvelopeXMLizer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Internal( boolean emitEnd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ntentHandlerDelegate.folderToSAX( ContentHandler contentHandler , Folder f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ContentHandlerDelegate.characters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lContentHandlerDelegate.messageEnvelopeToSAX( ContentHandler contentHandler , Message messag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7">
            <text:p text:style-name="Table_20_Contents"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